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list-style-name="L1"/>
    <style:style style:name="T1" style:family="text">
      <style:text-properties style:font-name="Arial" fo:font-size="11pt" fo:font-style="normal" fo:font-weight="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202e84dd-7fff-1e10-293a-5aa8f417c8e0"/>January 18th, 2023</text:p>
      <text:p text:style-name="Standard">Kitkat Dambeck</text:p>
      <text:p text:style-name="Standard">4D Fundementals</text:p>
      <text:p text:style-name="Standard">History of Photography</text:p>
      <text:p text:style-name="Standard"/>
      <text:list xml:id="list2797882044" text:style-name="L1">
        <text:list-item>
          <text:p text:style-name="P1">Critiques.</text:p>
          <text:list>
            <text:list-item>
              <text:p text:style-name="P1">Sky.</text:p>
              <text:list>
                <text:list-item>
                  <text:p text:style-name="P1">Montage of outfits set to D&amp;B. Begins and ends on the pj, cozy, inside outfit. </text:p>
                </text:list-item>
                <text:list-item>
                  <text:p text:style-name="P1">Editing, fast paced, engaging.</text:p>
                </text:list-item>
                <text:list-item>
                  <text:p text:style-name="P1">Squished time feeling.</text:p>
                </text:list-item>
                <text:list-item>
                  <text:p text:style-name="P1">Music by Takyua Nakamura </text:p>
                  <text:list>
                    <text:list-item>
                      <text:p text:style-name="P1">I really liked this drum and bass song. I want to listen to this artist.</text:p>
                    </text:list-item>
                  </text:list>
                </text:list-item>
              </text:list>
            </text:list-item>
            <text:list-item>
              <text:p text:style-name="P1">Lucia.</text:p>
              <text:list>
                <text:list-item>
                  <text:p text:style-name="P1">Montage of baby photos on a digital point and shoot, with life autobiography dialogue.</text:p>
                </text:list-item>
                <text:list-item>
                  <text:p text:style-name="P1">Feels intimate.</text:p>
                </text:list-item>
                <text:list-item>
                  <text:p text:style-name="P1">Contrast adult narration vs baby photos. </text:p>
                </text:list-item>
              </text:list>
            </text:list-item>
            <text:list-item>
              <text:p text:style-name="P1">Victoria.</text:p>
              <text:list>
                <text:list-item>
                  <text:p text:style-name="P1">Music + family photo montage. Towards the end it focuses on faces, causing them to merge and reveal similarities. </text:p>
                </text:list-item>
                <text:list-item>
                  <text:p text:style-name="P1">Subtitles relating the influence of family members on the author's life.</text:p>
                </text:list-item>
              </text:list>
            </text:list-item>
            <text:list-item>
              <text:p text:style-name="P1">Rowan</text:p>
              <text:list>
                <text:list-item>
                  <text:p text:style-name="P1">Artist’s daily life, set to emo music.</text:p>
                </text:list-item>
                <text:list-item>
                  <text:p text:style-name="P1">Feels 00s. </text:p>
                </text:list-item>
                <text:list-item>
                  <text:p text:style-name="P1">Author’s aesthetic really comes through. </text:p>
                </text:list-item>
                <text:list-item>
                  <text:p text:style-name="P1">Feels like early youtube make up tutorial intro/preview.</text:p>
                </text:list-item>
              </text:list>
            </text:list-item>
            <text:list-item>
              <text:p text:style-name="P1">Nichole.</text:p>
              <text:list>
                <text:list-item>
                  <text:p text:style-name="P1">Narration of the sample questions we were given over baby photos, daily life scenes, and a current selfie. Talked about a ghost encounter and the importance of art in society.</text:p>
                </text:list-item>
                <text:list-item>
                  <text:p text:style-name="P1">Feels instagram-authentic aesthetic. </text:p>
                  <text:list>
                    <text:list-item>
                      <text:p text:style-name="P1">Casual, mundane, and unashamed.</text:p>
                    </text:list-item>
                  </text:list>
                </text:list-item>
              </text:list>
            </text:list-item>
            <text:list-item>
              <text:p text:style-name="P1">Henna.</text:p>
              <text:list>
                <text:list-item>
                  <text:p text:style-name="P1">Short videos of casual nightlife and outfit photos set to a late hiphop song. </text:p>
                  <text:list>
                    <text:list-item>
                      <text:p text:style-name="P1">Started and ended with a wide shot of a shimmering beach. </text:p>
                    </text:list-item>
                    <text:list-item>
                      <text:p text:style-name="P1">Vertical photographs displayed rotated rather than leaving empty screen space. </text:p>
                    </text:list-item>
                    <text:list-item>
                      <text:p text:style-name="P1">Strong eye for lighting and composition.</text:p>
                    </text:list-item>
                  </text:list>
                </text:list-item>
                <text:list-item>
                  <text:p text:style-name="P1">Mainly focused on friends.</text:p>
                </text:list-item>
                <text:list-item>
                  <text:p text:style-name="P1">Smoothly passed.</text:p>
                </text:list-item>
              </text:list>
            </text:list-item>
            <text:list-item>
              <text:p text:style-name="P1">Jose. (check this spelling)</text:p>
              <text:list>
                <text:list-item>
                  <text:p text:style-name="P1">Static image of cinder block wall with a short bio and ambient music.</text:p>
                </text:list-item>
                <text:list-item>
                  <text:p text:style-name="P1">Meditation podcast vibes.</text:p>
                </text:list-item>
                <text:list-item>
                  <text:p text:style-name="P1">Talks about sculpture, burnout, breaks, and mental health. </text:p>
                </text:list-item>
              </text:list>
            </text:list-item>
            <text:list-item>
              <text:p text:style-name="P1">Emily.</text:p>
              <text:list>
                <text:list-item>
                  <text:p text:style-name="P1">Starts with daily life scenes set to a piano sonata. At the climax the piano speeds up and flashes through a sketchbook. Finally it ends with a scene depicting writers block; pen at a blank page.</text:p>
                </text:list-item>
                <text:list-item>
                  <text:p text:style-name="P1">First person perspective draws us to identify with the author. </text:p>
                </text:list-item>
                <text:list-item>
                  <text:p text:style-name="P1"><text:soft-page-break/>Showcases love and skill and inner conflict. </text:p>
                </text:list-item>
              </text:list>
            </text:list-item>
            <text:list-item>
              <text:p text:style-name="P1">Chloe.</text:p>
              <text:list>
                <text:list-item>
                  <text:p text:style-name="P1">Overhead view of looking at scrapbook. Talks about the photos of their life, their home of portugal, makeup, and dance․</text:p>
                </text:list-item>
                <text:list-item>
                  <text:p text:style-name="P1">Flashy magic transition, flapping photo with invisible cut. </text:p>
                </text:list-item>
                <text:list-item>
                  <text:p text:style-name="P1">Intimate, feels like a friend or relative telling me about their personal photos. </text:p>
                </text:list-item>
              </text:list>
            </text:list-item>
            <text:list-item>
              <text:p text:style-name="P1">Andi.</text:p>
              <text:list>
                <text:list-item>
                  <text:p text:style-name="P1">Narration recalls a grade school story, in which the author befriends a spider while reading, and then their classmates kill the spider. Then reflect on the nature of evil, and humans capacity for evil. Video loosely reenacts of the story, reading under a playground, etc. Begins and ends in bed in a dorm room, adding to the narrations “dream”</text:p>
                </text:list-item>
                <text:list-item>
                  <text:p text:style-name="P1">Focused on telling this moment is compelling.</text:p>
                </text:list-item>
                <text:list-item>
                  <text:p text:style-name="P1">Feels poetic. </text:p>
                </text:list-item>
                <text:list-item>
                  <text:p text:style-name="P1">Feels like a short film, well organized. </text:p>
                </text:list-item>
              </text:list>
            </text:list-item>
            <text:list-item>
              <text:p text:style-name="P1">Grace.</text:p>
              <text:list>
                <text:list-item>
                  <text:p text:style-name="P1">Reflective monologue over high production filming. Projected video over the actor sitting (double figured), colored lighting, color graded footage, contrasting bold colors, etc.</text:p>
                </text:list-item>
                <text:list-item>
                  <text:p text:style-name="P1">Slow build of identity over the work,</text:p>
                </text:list-item>
                <text:list-item>
                  <text:p text:style-name="P1">Feels forethought-ful, and dreamy.</text:p>
                </text:list-item>
              </text:list>
            </text:list-item>
            <text:list-item>
              <text:p text:style-name="P1">Yeel (check spelling)</text:p>
              <text:list>
                <text:list-item>
                  <text:p text:style-name="P1">Author faces away from the camera, sitting outside, painting blue color field paintings. A mirror behind them lets us see the side of their face. The start of many pop songs start, and get skipped. These sound highpassed as though on cheap headphones. Other paintings are around. </text:p>
                </text:list-item>
                <text:list-item>
                  <text:p text:style-name="P1">Shows creative work process. </text:p>
                </text:list-item>
                <text:list-item>
                  <text:p text:style-name="P1">Seems like a studio visit almost. </text:p>
                </text:list-item>
                <text:list-item>
                  <text:p text:style-name="P1">Reminiscent of the self portrait within a self portrait trope. </text:p>
                  <text:list>
                    <text:list-item>
                      <text:p text:style-name="P1">Inspired by Norman Rockwell’s self portrait.</text:p>
                    </text:list-item>
                  </text:list>
                </text:list-item>
                <text:list-item>
                  <text:p text:style-name="P1">Studio environment is disrupted by being outside. </text:p>
                </text:list-item>
              </text:list>
            </text:list-item>
          </text:list>
        </text:list-item>
        <text:list-item>
          <text:p text:style-name="P1">Hold still (assigned reading).</text:p>
          <text:list>
            <text:list-item>
              <text:p text:style-name="P1">What is the core of performance?</text:p>
              <text:list>
                <text:list-item>
                  <text:p text:style-name="P1">How can one do it effectively?</text:p>
                  <text:list>
                    <text:list-item>
                      <text:p text:style-name="P1">Engage with the social reality of the artist doing the piece. </text:p>
                    </text:list-item>
                  </text:list>
                </text:list-item>
                <text:list-item>
                  <text:p text:style-name="P1">What are the effects of performing?</text:p>
                </text:list-item>
                <text:list-item>
                  <text:p text:style-name="P1">What is truth?</text:p>
                  <text:list>
                    <text:list-item>
                      <text:p text:style-name="P1">“Disruption of the truth function.”</text:p>
                    </text:list-item>
                  </text:list>
                </text:list-item>
              </text:list>
            </text:list-item>
            <text:list-item>
              <text:p text:style-name="P1">How does the camera affect art history?</text:p>
            </text:list-item>
            <text:list-item>
              <text:p text:style-name="P1">Famous art works brought up in my colleges other classes. </text:p>
            </text:list-item>
            <text:list-item>
              <text:p text:style-name="P1">History.</text:p>
              <text:list>
                <text:list-item>
                  <text:p text:style-name="P1">First photograph taken by Joseph Niépce. </text:p>
                </text:list-item>
                <text:list-item>
                  <text:p text:style-name="P1">Photos of queen Victoria helped popularize photography. </text:p>
                </text:list-item>
                <text:list-item>
                  <text:p text:style-name="P1">Performance in art goes back to futurists and dadas in the 1910s. </text:p>
                  <text:list>
                    <text:list-item>
                      <text:p text:style-name="P1">Seen as avant garde.</text:p>
                    </text:list-item>
                    <text:list-item>
                      <text:p text:style-name="P1">Conceptual art. </text:p>
                    </text:list-item>
                    <text:list-item>
                      <text:p text:style-name="P1">Faced resistance for breaking the form. </text:p>
                    </text:list-item>
                    <text:list-item>
                      <text:p text:style-name="P1">Art supplies were expensive, time was cheap.</text:p>
                    </text:list-item>
                  </text:list>
                </text:list-item>
                <text:list-item>
                  <text:p text:style-name="P1">Jackson Pollock's action painting contains an element of performance.</text:p>
                </text:list-item>
                <text:list-item>
                  <text:p text:style-name="P1"><text:soft-page-break/>Klein also includes similar performances.</text:p>
                </text:list-item>
                <text:list-item>
                  <text:p text:style-name="P1">Mainstream performance art starts in the 70s.  </text:p>
                </text:list-item>
                <text:list-item>
                  <text:p text:style-name="P1">Woman artists became more prominent in the 70s.</text:p>
                </text:list-item>
              </text:list>
            </text:list-item>
          </text:list>
        </text:list-item>
        <text:list-item>
          <text:p text:style-name="P1">Art.</text:p>
          <text:list>
            <text:list-item>
              <text:p text:style-name="P1">Ana Mendieta..</text:p>
              <text:list>
                <text:list-item>
                  <text:p text:style-name="P1">Autorretrato de sangre. 1974. </text:p>
                  <text:list>
                    <text:list-item>
                      <text:p text:style-name="P1">Series of self portraits where she has a bloody face. </text:p>
                    </text:list-item>
                    <text:list-item>
                      <text:p text:style-name="P1">Realer than her paintings. More powerful, more shocking. </text:p>
                    </text:list-item>
                  </text:list>
                </text:list-item>
              </text:list>
            </text:list-item>
            <text:list-item>
              <text:p text:style-name="P1">Allan Kapro.</text:p>
              <text:list>
                <text:list-item>
                  <text:p text:style-name="P1">Yard. 1967.</text:p>
                  <text:list>
                    <text:list-item>
                      <text:p text:style-name="P1">Room filled with tires.</text:p>
                    </text:list-item>
                    <text:list-item>
                      <text:p text:style-name="P1">Audience members are made uncomfortable as they have to navigate the tires.</text:p>
                    </text:list-item>
                    <text:list-item>
                      <text:p text:style-name="P1">Reenacted by William Pope in 2009.</text:p>
                    </text:list-item>
                  </text:list>
                </text:list-item>
              </text:list>
            </text:list-item>
            <text:list-item>
              <text:p text:style-name="P1">Alex Da Corte.</text:p>
              <text:list>
                <text:list-item>
                  <text:p text:style-name="P1">True Life 2013.</text:p>
                  <text:list>
                    <text:list-item>
                      <text:p text:style-name="P1">Eminem impersonation while eating Life brand cereal. </text:p>
                    </text:list-item>
                    <text:list-item>
                      <text:p text:style-name="P1">Similar to ANdy Worhol eats a hamburger. </text:p>
                    </text:list-item>
                  </text:list>
                </text:list-item>
              </text:list>
            </text:list-item>
            <text:list-item>
              <text:p text:style-name="P1">First look at Hold Still (gallery installation).</text:p>
              <text:list>
                <text:list-item>
                  <text:p text:style-name="P1">Brought together 500 images throughout time.</text:p>
                </text:list-item>
              </text:list>
            </text:list-item>
            <text:list-item>
              <text:p text:style-name="P1">Animated visual poem by F. T. Marinetti.i </text:p>
              <text:list>
                <text:list-item>
                  <text:p text:style-name="P1">Poetry scattered around a drawing. </text:p>
                </text:list-item>
                <text:list-item>
                  <text:p text:style-name="P1">Very lively and animated. </text:p>
                </text:list-item>
              </text:list>
            </text:list-item>
            <text:list-item>
              <text:p text:style-name="P1">Cindy Sherman.</text:p>
              <text:list>
                <text:list-item>
                  <text:p text:style-name="P1">Film Stills. 1977-80.</text:p>
                  <text:list>
                    <text:list-item>
                      <text:p text:style-name="P1">70 bw photographs. </text:p>
                    </text:list-item>
                    <text:list-item>
                      <text:p text:style-name="P1">Stereotypes of women in Hollywood.</text:p>
                      <text:list>
                        <text:list-item>
                          <text:p text:style-name="P1">Seem like film stills. </text:p>
                        </text:list-item>
                      </text:list>
                    </text:list-item>
                    <text:list-item>
                      <text:p text:style-name="P1">Break the imaginary construct.</text:p>
                    </text:list-item>
                  </text:list>
                </text:list-item>
              </text:list>
            </text:list-item>
            <text:list-item>
              <text:p text:style-name="P1">Claude Cahun. </text:p>
              <text:list>
                <text:list-item>
                  <text:p text:style-name="P1">Gillian Wearing reads Claude Cahun.</text:p>
                  <text:list>
                    <text:list-item>
                      <text:p text:style-name="P1">Cahun is a french artist. </text:p>
                      <text:list>
                        <text:list-item>
                          <text:p text:style-name="P1">Close to surrealists.</text:p>
                        </text:list-item>
                        <text:list-item>
                          <text:p text:style-name="P1">Forgotten for a long time. Died in the 50s, became famous in the 90s.</text:p>
                        </text:list-item>
                        <text:list-item>
                          <text:p text:style-name="P1">Non-binary.</text:p>
                        </text:list-item>
                      </text:list>
                    </text:list-item>
                    <text:list-item>
                      <text:p text:style-name="P1">About masks and gender.</text:p>
                    </text:list-item>
                  </text:list>
                </text:list-item>
                <text:list-item>
                  <text:p text:style-name="P1">I’m in training don’t kiss me.</text:p>
                  <text:list>
                    <text:list-item>
                      <text:p text:style-name="P1">Photo of Claud dressed as a boxer while wearing high fem make up. </text:p>
                    </text:list-item>
                  </text:list>
                </text:list-item>
                <text:list-item>
                  <text:p text:style-name="P1">A Clip From Hugo, dramatizing the arrival of a train 1896.</text:p>
                </text:list-item>
              </text:list>
            </text:list-item>
            <text:list-item>
              <text:p text:style-name="P1">Duchamp.</text:p>
              <text:list>
                <text:list-item>
                  <text:p text:style-name="P1">Title ambiguous.</text:p>
                  <text:list>
                    <text:list-item>
                      <text:p text:style-name="P1">Photo of Deuchomp playing chess with a nude woman in a gallary.</text:p>
                    </text:list-item>
                    <text:list-item>
                      <text:p text:style-name="P1">A power move.</text:p>
                    </text:list-item>
                    <text:list-item>
                      <text:p text:style-name="P1">Recrated in self-portrait as Duchamp.</text:p>
                      <text:list>
                        <text:list-item>
                          <text:p text:style-name="P1">By not named. </text:p>
                        </text:list-item>
                        <text:list-item>
                          <text:p text:style-name="P1">Mocking Duchamp. Inversion of trope.</text:p>
                        </text:list-item>
                      </text:list>
                    </text:list-item>
                  </text:list>
                </text:list-item>
              </text:list>
            </text:list-item>
            <text:list-item>
              <text:p text:style-name="P1">Klein.</text:p>
              <text:list>
                <text:list-item>
                  <text:p text:style-name="P1">Saut dans le vide. 1960.</text:p>
                </text:list-item>
              </text:list>
            </text:list-item>
            <text:list-item>
              <text:p text:style-name="P1"><text:soft-page-break/>F. Holland Day.</text:p>
              <text:list>
                <text:list-item>
                  <text:p text:style-name="P1">The Seven Last Words of Christ.</text:p>
                  <text:list>
                    <text:list-item>
                      <text:p text:style-name="P1">Dramatization of the crucifixion.</text:p>
                    </text:list-item>
                    <text:list-item>
                      <text:p text:style-name="P1">Artist plays the role of Jesus. </text:p>
                    </text:list-item>
                    <text:list-item>
                      <text:p text:style-name="P1">Grew his beard and starved himself to better fit the role. </text:p>
                    </text:list-item>
                  </text:list>
                </text:list-item>
              </text:list>
            </text:list-item>
            <text:list-item>
              <text:p text:style-name="P1">Hippolyte Bayard. 1840.</text:p>
              <text:list>
                <text:list-item>
                  <text:p text:style-name="P1">Self-portrait as a drowned man.</text:p>
                  <text:list>
                    <text:list-item>
                      <text:p text:style-name="P1">Another “first” photograph. </text:p>
                    </text:list-item>
                    <text:list-item>
                      <text:p text:style-name="P1">Theatrical depiction of artist as a corpese.</text:p>
                    </text:list-item>
                  </text:list>
                </text:list-item>
              </text:list>
            </text:list-item>
            <text:list-item>
              <text:p text:style-name="P1">Hugo Ball, Karawane. 1917.</text:p>
              <text:list>
                <text:list-item>
                  <text:p text:style-name="P1">Surreal earlier film. A caped figure chants or sings. 3 men force him into the piano as they play low dissonant chords. </text:p>
                </text:list-item>
              </text:list>
            </text:list-item>
            <text:list-item>
              <text:p text:style-name="P1">Joan Jonas.</text:p>
              <text:list>
                <text:list-item>
                  <text:p text:style-name="P1">Performance and games, non liniar stories. Feminism. Etc. </text:p>
                </text:list-item>
                <text:list-item>
                  <text:p text:style-name="P1">Song delay. 1973.</text:p>
                  <text:list>
                    <text:list-item>
                      <text:p text:style-name="P1">Clapping above head, very stiffly, in derelict city blocks. Slowly more and more people join in. </text:p>
                    </text:list-item>
                  </text:list>
                </text:list-item>
                <text:list-item>
                  <text:p text:style-name="P1">Delay Delay Delay. 1972.</text:p>
                </text:list-item>
              </text:list>
            </text:list-item>
            <text:list-item>
              <text:p text:style-name="P1">Joseph Niépce. </text:p>
              <text:list>
                <text:list-item>
                  <text:p text:style-name="P1">The first light painting ever taken.</text:p>
                  <text:list>
                    <text:list-item>
                      <text:p text:style-name="P1">Not actually first photo.</text:p>
                    </text:list-item>
                  </text:list>
                </text:list-item>
              </text:list>
            </text:list-item>
            <text:list-item>
              <text:p text:style-name="P1">Masahisa Fukase.</text:p>
              <text:list>
                <text:list-item>
                  <text:p text:style-name="P1">Bubkubuku (bubbling). 1991.</text:p>
                  <text:list>
                    <text:list-item>
                      <text:p text:style-name="P1">Portrait with water splashing over the face.</text:p>
                      <text:list>
                        <text:list-item>
                          <text:p text:style-name="P1">Kinda scary looking.</text:p>
                        </text:list-item>
                        <text:list-item>
                          <text:p text:style-name="P1">Visualization of madness and death, mental illness etc. </text:p>
                        </text:list-item>
                      </text:list>
                    </text:list-item>
                    <text:list-item>
                      <text:p text:style-name="P1">Experimental photography. </text:p>
                    </text:list-item>
                    <text:list-item>
                      <text:p text:style-name="P1">Made in the bath with a waterproof camera.</text:p>
                    </text:list-item>
                    <text:list-item>
                      <text:p text:style-name="P1">Part of Hold Still.</text:p>
                    </text:list-item>
                  </text:list>
                </text:list-item>
              </text:list>
            </text:list-item>
            <text:list-item>
              <text:p text:style-name="P1">Nan Goldin.</text:p>
              <text:list>
                <text:list-item>
                  <text:p text:style-name="P1">Poor queer artist. Using a cheap polaroid camera. </text:p>
                </text:list-item>
                <text:list-item>
                  <text:p text:style-name="P1">Nan one month after being battered. 1984.</text:p>
                  <text:list>
                    <text:list-item>
                      <text:p text:style-name="P1">Nan has a black eye. Polaroid with obvious flash.</text:p>
                    </text:list-item>
                  </text:list>
                </text:list-item>
                <text:list-item>
                  <text:p text:style-name="P1">Gotscho kissing gilles.</text:p>
                  <text:list>
                    <text:list-item>
                      <text:p text:style-name="P1">Photo of a man kissing his partner, while dying of aids. </text:p>
                    </text:list-item>
                  </text:list>
                </text:list-item>
              </text:list>
            </text:list-item>
            <text:list-item>
              <text:p text:style-name="P1">WIlliaougby Sharp.</text:p>
              <text:list>
                <text:list-item>
                  <text:p text:style-name="P1">1971.</text:p>
                  <text:list>
                    <text:list-item>
                      <text:p text:style-name="P1">He wore a camera suit and filmed artists who he invited to an abandoned peir.</text:p>
                    </text:list-item>
                  </text:list>
                </text:list-item>
              </text:list>
            </text:list-item>
            <text:list-item>
              <text:p text:style-name="P1">Yayoi Kusama.</text:p>
              <text:list>
                <text:list-item>
                  <text:p text:style-name="P1">The anatomic Explosion. 1968.</text:p>
                  <text:list>
                    <text:list-item>
                      <text:p text:style-name="P1">With harry shunk and Janos Kender.</text:p>
                    </text:list-item>
                    <text:list-item>
                      <text:p text:style-name="P1">Nude protest photos. </text:p>
                    </text:list-item>
                  </text:list>
                </text:list-item>
              </text:list>
            </text:list-item>
          </text:list>
        </text:list-item>
        <text:list-item>
          <text:p text:style-name="P1">Reflection.</text:p>
          <text:list>
            <text:list-item>
              <text:p text:style-name="P1">My laptop battery is running out; I had to work on a reading assignment for expos, and I’m saving what’s left for that class. </text:p>
            </text:list-item>
            <text:list-item>
              <text:p text:style-name="P1">I don’t like the flat apple keyboards very much. Mainly the key layout is wrong :^)</text:p>
            </text:list-item>
            <text:list-item>
              <text:p text:style-name="P1">I also don't rly like google docs. </text:p>
              <text:list>
                <text:list-item>
                  <text:p text:style-name="P1">Theye outline format is wrong too. </text:p>
                </text:list-item>
                <text:list-item>
                  <text:p text:style-name="P1"><text:soft-page-break/>Its very micromanage-y with tone and grammar. When I write something with bad really grammar, I usually know. </text:p>
                </text:list-item>
                <text:list-item>
                  <text:p text:style-name="P1">I’m always right about these sorts of things. </text:p>
                </text:list-item>
                <text:list-item>
                  <text:p text:style-name="P1">Stop autocorrecting my bullshit. Its french! Just let it be!! grr</text:p>
                </text:list-item>
              </text:list>
            </text:list-item>
            <text:list-item>
              <text:p text:style-name="P1">Idk if it’s google or apple, however I'm typing single quotes instead of apostrophes. </text:p>
            </text:list-item>
            <text:list-item>
              <text:p text:style-name="P1">Film making technique: Circular storytelling, return to the same motif you open with. </text:p>
            </text:list-item>
            <text:list-item>
              <text:p text:style-name="P1">Its so fast, even if I don’t take notes, i feel like i cant experience all the art fully. </text:p>
            </text:list-item>
            <text:list-item>
              <text:p text:style-name="P1">I really like Joan Jonas and Claud Cahan.</text:p>
            </text:list-item>
            <text:list-item>
              <text:p text:style-name="P1">Gripes with the prof.</text:p>
              <text:list>
                <text:list-item>
                  <text:p text:style-name="P1">Oh gosh plz dont anyone see this.</text:p>
                </text:list-item>
                <text:list-item>
                  <text:p text:style-name="P1">I have to get this off my chest tho.</text:p>
                </text:list-item>
                <text:list-item>
                  <text:p text:style-name="P1">Seems to only see video as part of a film. Asked me and a few others if their piece is a part of a longer film, or that it feels like one. </text:p>
                  <text:list>
                    <text:list-item>
                      <text:p text:style-name="P1">I think this is a limiting way of seeing art.</text:p>
                    </text:list-item>
                  </text:list>
                </text:list-item>
                <text:list-item>
                  <text:p text:style-name="P1">In a larger trend, gives really basic advice. “Oh dont feel afraid in front of the camera” </text:p>
                </text:list-item>
                <text:list-item>
                  <text:p text:style-name="P1">Conversation in the class feels really forced. </text:p>
                  <text:list>
                    <text:list-item>
                      <text:p text:style-name="P1">Im not sure this can soully be attributed to the proff, but theyre definitely not helping. </text:p>
                    </text:list-item>
                  </text:list>
                </text:list-item>
                <text:list-item>
                  <text:p text:style-name="P1">Videos.</text:p>
                  <text:list>
                    <text:list-item>
                      <text:p text:style-name="P1">When we watch videos they’re constantly, anxiously checking the time remaining. </text:p>
                    </text:list-item>
                    <text:list-item>
                      <text:p text:style-name="P1">Again they don’t play videos all the way!!! Let me see the damn art. </text:p>
                      <text:list>
                        <text:list-item>
                          <text:p text:style-name="P1">Clicks away from shocking images quickly too. Stop pulling your punches. </text:p>
                        </text:list-item>
                      </text:list>
                    </text:list-item>
                  </text:list>
                </text:list-item>
              </text:list>
            </text:list-item>
          </text:list>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3T13:41:12.747605857</meta:creation-date>
    <dc:date>2023-01-23T13:41:52.212246442</dc:date>
    <meta:editing-duration>PT39S</meta:editing-duration>
    <meta:editing-cycles>1</meta:editing-cycles>
    <meta:generator>LibreOffice/7.3.7.2$Linux_X86_64 LibreOffice_project/30$Build-2</meta:generator>
    <meta:document-statistic meta:table-count="0" meta:image-count="0" meta:object-count="0" meta:page-count="5" meta:paragraph-count="191" meta:word-count="1588" meta:character-count="8847" meta:non-whitespace-character-count="7565"/>
  </office:meta>
</office:document-meta>
</file>